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/>
    <style:font-face style:name="Roboto light" svg:font-family="'Roboto light'"/>
    <style:font-face style:name="Roboto light1" svg:font-family="'Roboto light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6mm"/>
    </style:style>
    <style:style style:name="co2" style:family="table-column">
      <style:table-column-properties fo:break-before="auto" style:column-width="70.96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6.3mm"/>
    </style:style>
    <style:style style:name="co6" style:family="table-column">
      <style:table-column-properties fo:break-before="auto" style:column-width="21.55mm"/>
    </style:style>
    <style:style style:name="ro1" style:family="table-row">
      <style:table-row-properties style:row-height="51.51mm" fo:break-before="auto" style:use-optimal-row-height="fals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1.2mm" fo:break-before="auto" style:use-optimal-row-height="true"/>
    </style:style>
    <style:style style:name="ro5" style:family="table-row">
      <style:table-row-properties style:row-height="21.78mm" fo:break-before="auto" style:use-optimal-row-height="true"/>
    </style:style>
    <style:style style:name="ro6" style:family="table-row">
      <style:table-row-properties style:row-height="27.08mm" fo:break-before="auto" style:use-optimal-row-height="tru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14.11mm" fo:break-before="auto" style:use-optimal-row-height="false"/>
    </style:style>
    <style:style style:name="ro9" style:family="table-row">
      <style:table-row-properties style:row-height="16.49mm" fo:break-before="auto" style:use-optimal-row-height="tru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3.05mm" fo:break-before="auto" style:use-optimal-row-height="false"/>
    </style:style>
    <style:style style:name="ro12" style:family="table-row">
      <style:table-row-properties style:row-height="19.76mm" fo:break-before="auto" style:use-optimal-row-height="false"/>
    </style:style>
    <style:style style:name="ro13" style:family="table-row">
      <style:table-row-properties style:row-height="20.81mm" fo:break-before="auto" style:use-optimal-row-height="false"/>
    </style:style>
    <style:style style:name="ro14" style:family="table-row">
      <style:table-row-properties style:row-height="13.41mm" fo:break-before="auto" style:use-optimal-row-height="false"/>
    </style:style>
    <style:style style:name="ro15" style:family="table-row">
      <style:table-row-properties style:row-height="32.37mm" fo:break-before="auto" style:use-optimal-row-height="true"/>
    </style:style>
    <style:style style:name="ro16" style:family="table-row">
      <style:table-row-properties style:row-height="15.88mm" fo:break-before="auto" style:use-optimal-row-height="false"/>
    </style:style>
    <style:style style:name="ro17" style:family="table-row">
      <style:table-row-properties style:row-height="13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A2"/>
      <style:map style:condition="is-true-formula([.$A2]=&quot;END&quot;)" style:apply-style-name="ID_20_End" style:base-cell-address="Sheet1.A2"/>
      <style:map style:condition="is-true-formula([.$A2]=&quot;TRIGGER&quot;)" style:apply-style-name="TRIGGER" style:base-cell-address="Sheet1.A2"/>
      <style:map style:condition="cell-content()=&quot;Alice&quot;" style:apply-style-name="Alice" style:base-cell-address="Sheet1.A2"/>
      <style:map style:condition="cell-content()=&quot;Story&quot;" style:apply-style-name="Story" style:base-cell-address="Sheet1.A2"/>
      <style:map style:condition="cell-content()=&quot;Unknown&quot;" style:apply-style-name="Unknown" style:base-cell-address="Sheet1.A2"/>
      <style:map style:condition="cell-content()=&quot;Tohi&quot;" style:apply-style-name="Inarashi" style:base-cell-address="Sheet1.A2"/>
      <style:map style:condition="is-true-formula(NOT(ISBLANK([.$A2])))" style:apply-style-name="Unknown" style:base-cell-address="Sheet1.A2"/>
    </style:style>
    <style:style style:name="ce3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  <style:map style:condition="is-true-formula([.$A1]=&quot;TRIGGER&quot;)" style:apply-style-name="TRIGGER" style:base-cell-address="Sheet1.B1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  <style:map style:condition="is-true-formula([.$A1]=&quot;TRIGGER&quot;)" style:apply-style-name="TRIGGER" style:base-cell-address="Sheet1.B1"/>
    </style:style>
    <style:style style:name="ce5" style:family="table-cell" style:parent-style-name="Standard_20_Outline">
      <style:table-cell-properties style:text-align-source="fix" style:repeat-content="false" fo:wrap-option="wrap" style:vertical-align="middle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7" style:family="table-cell" style:parent-style-name="Standard_20_Outline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D2"/>
      <style:map style:condition="is-true-formula([.$A2]=&quot;END&quot;)" style:apply-style-name="ID_20_End" style:base-cell-address="Sheet1.D2"/>
    </style:style>
    <style:style style:name="ce9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E2"/>
      <style:map style:condition="is-true-formula([.$A2]=&quot;END&quot;)" style:apply-style-name="ID_20_End" style:base-cell-address="Sheet1.E2"/>
      <style:map style:condition="is-true-formula(NOT(ISBLANK([.$E2])))" style:apply-style-name="TRIGGER" style:base-cell-address="Sheet1.E2"/>
    </style:style>
    <style:style style:name="ce11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F1"/>
      <style:map style:condition="is-true-formula([.$A1]=&quot;END&quot;)" style:apply-style-name="ID_20_End" style:base-cell-address="Sheet1.F1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F2"/>
      <style:map style:condition="is-true-formula([.$A2]=&quot;END&quot;)" style:apply-style-name="ID_20_End" style:base-cell-address="Sheet1.F2"/>
      <style:map style:condition="is-true-formula(NOT(ISBLANK([.$F2])))" style:apply-style-name="TRIGGER" style:base-cell-address="Sheet1.F2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G1"/>
      <style:map style:condition="is-true-formula([.$A1]=&quot;END&quot;)" style:apply-style-name="ID_20_End" style:base-cell-address="Sheet1.G1"/>
      <style:map style:condition="is-true-formula(NOT(ISBLANK([.$G1])))" style:apply-style-name="TRIGGER" style:base-cell-address="Sheet1.G1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H2"/>
      <style:map style:condition="is-true-formula([.$A2]=&quot;END&quot;)" style:apply-style-name="ID_20_End" style:base-cell-address="Sheet1.H2"/>
      <style:map style:condition="is-true-formula(NOT(ISBLANK([.$H2])))" style:apply-style-name="TRIGGER" style:base-cell-address="Sheet1.H2"/>
    </style:style>
    <style:style style:name="ce15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B1"/>
      <style:map style:condition="is-true-formula([.$A1]=&quot;END&quot;)" style:apply-style-name="ID_20_End" style:base-cell-address="Sheet1.B1"/>
    </style:style>
    <style:style style:name="ce17" style:family="table-cell" style:parent-style-name="Standard_20_Outline">
      <style:table-cell-properties fo:wrap-option="wrap"/>
      <style:text-properties style:font-size-complex="15pt"/>
      <style:map style:condition="is-true-formula([.$A1]=&quot;ID&quot;)" style:apply-style-name="ID_20_Start" style:base-cell-address="Sheet1.J1"/>
      <style:map style:condition="is-true-formula([.$A1]=&quot;END&quot;)" style:apply-style-name="ID_20_End" style:base-cell-address="Sheet1.J1"/>
      <style:map style:condition="cell-content()=&quot;&quot;" style:apply-style-name="Standard_20_Outline" style:base-cell-address="Sheet1.J1"/>
    </style:style>
    <style:style style:name="ce18" style:family="table-cell" style:parent-style-name="Default">
      <style:table-cell-properties fo:wrap-option="wrap"/>
      <style:text-properties style:font-name="Roboto light" fo:font-size="15pt" style:font-size-asian="15pt" style:font-size-complex="15pt"/>
      <style:map style:condition="is-true-formula([.$A1]=&quot;ID&quot;)" style:apply-style-name="ID_20_Start" style:base-cell-address="Sheet1.J1"/>
      <style:map style:condition="is-true-formula([.$A1]=&quot;END&quot;)" style:apply-style-name="ID_20_End" style:base-cell-address="Sheet1.J1"/>
      <style:map style:condition="cell-content()=&quot;&quot;" style:apply-style-name="Standard_20_Outline" style:base-cell-address="Sheet1.J1"/>
    </style:style>
    <style:style style:name="ce19" style:family="table-cell" style:parent-style-name="Default">
      <style:table-cell-properties fo:wrap-option="wrap"/>
      <style:text-properties style:font-name="Roboto light" fo:font-size="15pt" style:font-size-asian="15pt" style:font-size-complex="15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0.0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color="#eeeeee" style:text-outline="false" style:text-line-through-style="none" style:text-line-through-type="none" style:font-name="Roboto" fo:font-size="1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ja" style:country-asian="JP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eeeeee" style:text-outline="false" style:text-line-through-style="none" style:text-line-through-type="none" style:font-name="Roboto" fo:font-size="1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ja" style:country-asian="JP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default-cell-style-name="ce10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6"/>
        <table:table-column table:style-name="co5" table:default-cell-style-name="ce18"/>
        <table:table-column table:style-name="co6" table:number-columns-repeated="1014" table:default-cell-style-name="ce19"/>
        <table:table-row table:style-name="ro1">
          <table:table-cell table:style-name="ce1" office:value-type="string" calcext:value-type="string">
            <text:p>Name or ID</text:p>
            <text:p>[Empty = Previous]</text:p>
          </table:table-cell>
          <table:table-cell table:style-name="ce3" office:value-type="string" calcext:value-type="string">
            <text:p>Value or Dialogue</text:p>
          </table:table-cell>
          <table:table-cell table:style-name="ce5">
            <office:annotation draw:style-name="gr1" draw:text-style-name="P2" svg:width="28.99mm" svg:height="82.09mm" svg:x="128.85mm" svg:y="0mm" draw:caption-point-x="-6.1mm" draw:caption-point-y="0.1mm">
              <dc:date>2018-01-20T00:00:00</dc:date>
              <text:p text:style-name="P1"><text:span text:style-name="T1"/></text:p>
              <text:p text:style-name="P1"><text:span text:style-name="T1">[Empty or 1 = Normal]</text:span></text:p>
              <text:p text:style-name="P1"><text:span text:style-name="T1">[2 = Don't Clear After]</text:span></text:p>
              <text:p text:style-name="P1"><text:span text:style-name="T1">[3 = Add]</text:span></text:p>
              <text:p text:style-name="P1"><text:span text:style-name="T1">[4 = Translate]</text:span></text:p>
              <text:p text:style-name="P1"><text:span text:style-name="T1">[5 = Thought]</text:span></text:p>
            </office:annotation>
          </table:table-cell>
          <table:table-cell table:style-name="ce7"/>
          <table:table-cell table:style-name="ce9" office:value-type="string" calcext:value-type="string">
            <text:p>[Variable a]</text:p>
          </table:table-cell>
          <table:table-cell table:style-name="ce11" office:value-type="string" calcext:value-type="string">
            <text:p>[Variable b]</text:p>
          </table:table-cell>
          <table:table-cell table:style-name="ce9" office:value-type="string" calcext:value-type="string">
            <text:p>[Variable c]</text:p>
          </table:table-cell>
          <table:table-cell table:style-name="ce9" office:value-type="string" calcext:value-type="string">
            <text:p>[Variable d]</text:p>
          </table:table-cell>
          <table:table-cell table:style-name="ce15" office:value-type="string" calcext:value-type="string">
            <text:p>Notes</text:p>
          </table:table-cell>
          <table:table-cell table:style-name="ce17"/>
          <table:table-cell table:number-columns-repeated="101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It's rainin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lice doesn't know why, but her legs hur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's hard to stand, but she manag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t's col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 voice is echoing in her h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known</text:p>
          </table:table-cell>
          <table:table-cell office:value-type="string" calcext:value-type="string">
            <text:p>It is for you I do this Alice, for you.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It's a troubled man's voi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makes Alice feel sad that the voice sounds troubl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Professor..?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ory</text:p>
          </table:table-cell>
          <table:table-cell office:value-type="string" calcext:value-type="string">
            <text:p>She doesn't know why she said tha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n fact, she can't remember that she just said 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just stands there, in the cold r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decides to open her backp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ory</text:p>
          </table:table-cell>
          <table:table-cell office:value-type="string" calcext:value-type="string">
            <text:p>Nothing but what seems to be a small pocket watch. It's made of brass and has some sort of script written on i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ice can't read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She knew that the characters written on the watch was in a language she didn't know anyway, but in fact, she can't read or write at al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's always dreamt of being able to rea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he's even dreamt of being able to write her own book one day, but it’s just simply impossible for her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It has and will always continue to be just a dream of her'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Sig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fo</text:p>
          </table:table-cell>
          <table:table-cell office:value-type="string" calcext:value-type="string">
            <text:p>There is text written on the sig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ice can't r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Ro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It is a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doesn't seem to talk very mu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Hey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there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I havn't seen you befo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h well, not that I really c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am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y name is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m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h well, that doesn't matter now eith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uld you mind helping me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re's the dea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help me, and I give you.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something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unds good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k, let's g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kai</text:p>
          </table:table-cell>
          <table:table-cell office:value-type="string" calcext:value-type="string">
            <text:p>Alright, so, you see, I have lost my key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nd I was hoping that you would be able to find it for 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mean, help me* find i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nyway, the "something" that I want to give you is in my house over there. So, in order for you to even get that something we need to find the ke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right, let's find the key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You know, sometimes it is easier to see the whole picture if you just take a step back and just look closely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o, I thought that I'll be doing that while you go looking for the ke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unds good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tight goo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Have you found the key yet..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ell, me neithe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e back when you've found 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ll look even harder from now 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Youkai</text:p>
          </table:table-cell>
          <table:table-cell office:value-type="string" calcext:value-type="string">
            <text:p>You know, my mother always used to tell me that if ou really believe in what you want to do, then there's nothing that stops you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 just keep on looking and I'm sure that you'll find the ke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m also doing my best here you know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Still no ke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You found it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nder a rock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ow did it end up there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h well, let's get inside now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ld Lady</text:p>
          </table:table-cell>
          <table:table-cell office:value-type="string" calcext:value-type="string">
            <text:p>What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ho are you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Oh sho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Um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forgot that this is not my hous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ollow m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D</text:p>
          </table:table-cell>
          <table:table-cell office:value-type="string" calcext:value-type="string">
            <text:p>DN00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kai</text:p>
          </table:table-cell>
          <table:table-cell office:value-type="string" calcext:value-type="string">
            <text:p>I forgot that I don't live in a hous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live right here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is is my home!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I sleep on the trunk over there.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and I eat on this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..or whas is that I eat this rock..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don't really know, but I'm pretty sure that this is my hom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am Jimmy G. W. Harry L. Oliver R. K. Fancy by the w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 wait, that's not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... Youkai..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LEAR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Youka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Youkai is my name, I think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OMG! LOOK! Now my name is written up there! How convinient! Now I'll never forget it again!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And did you see? When I said my name, it turned all &lt;b&gt;bold&lt;/b&gt; and fancy. Look! Youkai! Youkai...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Anyway, it's Japanese, I think. It means something, but I've forgot. You can probably google it.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..you don't know what google is?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h right, there is no google yet. I forgo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y head hurts a bit toda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You know, there is a town nearb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nd there is a library ther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 really cute librarian, Linda, runs the pla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is very smart and probably knows what Youkai mean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is very cute, and her name is Lind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e is very cut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and smart to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Linda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think I'm going to go to sleep n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LOTH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I hope that we meet again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ood night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Let's play a game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t's play rock paper scissors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righ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paper</text:p>
          </table:table-cell>
          <table:table-cell table:number-columns-repeated="2" office:value-type="string" calcext:value-type="string">
            <text:p>scissors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RPS001C1</text:p>
          </table:table-cell>
          <table:table-cell office:value-type="string" calcext:value-type="string">
            <text:p>RPS001C2</text:p>
          </table:table-cell>
          <table:table-cell table:number-columns-repeated="2" office:value-type="string" calcext:value-type="string">
            <text:p>RPS001C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paper and won*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oy</text:p>
          </table:table-cell>
          <table:table-cell office:value-type="string" calcext:value-type="string">
            <text:p>Rock, a common strategy. Building on the intuision that scissors is the most common choic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owever, that intuision is faulty since it only works when you're the one who is hosting the gam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Your opponent feels demotivated that way since you were the one to choose what game to play and hence picks the easiest of the bunch, scissors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anticipated your cleverness and chose paper. Well played, but yet another win for m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scissors and won*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Paper huh. Well played, but not well enough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You see, I never underestimate my opponent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..and by not underestimating you, I knew that you wouldn't pick the most common choice, scissors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I foreshadowed that you would pick paper since it's the seemingly weakest of the bunch and is hence the most surprising choice, however all for nought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 played, but yet another win for 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rock and won*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Scissors.. Clever.. But not clever enough!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 realised that you knew that scissors is the most common choice and hence deduced a strategy of surprise by choosing scissors anyway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I never underestimate my opponents and realised that this was your plan and hence chose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 played, but yet another win for 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Hey again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 played a game of rps earlier, do you remember? 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...rps is short for rock paper scissors... I hope she understands tha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nd we are so-called rpsers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nyway, I felt bad for you since you lost earlier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, I want us to play again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changed the rules a bit though, so hear me ou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RPS002-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To make it easier for you, I will only pick pap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owever, if I do pick anything else than paper, and I so happen to win over whatever you picked, then it's a draw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n other terms, I can only win if you choose rock and I choose pap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 you underst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I think so...?</text:p>
          </table:table-cell>
          <table:table-cell office:value-type="string" calcext:value-type="string">
            <text:p>No, tell me again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RPS002-2</text:p>
          </table:table-cell>
          <table:table-cell office:value-type="string" calcext:value-type="string">
            <text:p>RPS002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Let's g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cissors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RPS002C1</text:p>
          </table:table-cell>
          <table:table-cell office:value-type="string" calcext:value-type="string">
            <text:p>RPS002C2</text:p>
          </table:table-cell>
          <table:table-cell office:value-type="string" calcext:value-type="string">
            <text:p>RPS002C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Rock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 chose paper and won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Boy</text:p>
          </table:table-cell>
          <table:table-cell office:value-type="string" calcext:value-type="string">
            <text:p>By choosing rock you took the chance at letting me win, but by anticipating that I would anticipate you choosing something else you took the chance anyway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owever, I anticipated that you would anticipate me to anticipate your choice, and hence chose the appropriate paper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 and the Boy</text:p>
          </table:table-cell>
          <table:table-cell office:value-type="string" calcext:value-type="string">
            <text:p>Rock! Paper! Sciccors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paper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e chose paper and forced a draw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y</text:p>
          </table:table-cell>
          <table:table-cell office:value-type="string" calcext:value-type="string">
            <text:p>Paper, a clever choice. Even though by choosing paper the chance of it becoming a draw was higher than the chance of you winning, you still took it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oo bad for you that I never underestimate my opponents and anticipated your clevern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 knew that I couldn't win this game <text:s/>against a <text:s/>now experienced rpser, but I did my best to not let my pride be stamped on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m.. Wait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Scissors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e chose rock and forced a draw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Boy</text:p>
          </table:table-cell>
          <table:table-cell office:value-type="string" calcext:value-type="string">
            <text:p>Scissors, as expected. The most common choice in a game of rps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Since you're now an experienced rpser I knew that you must've anticipated that I would think that you wouldn't choose the most common choic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..but by knowing that I would think that you would be better than choosing scissors you came to the conclusion that scissors would be the most surprising choice. Well played.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But sadly I anticipated that your anticipation would lead to that conclusion and deduced that in order for me not to loose I had no choice but to choose ro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it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 I can't help myself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HOICE001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Hi!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I don't know who you are, but here is a list of items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ease chose one, or the game can't preceed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^w^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Cookie</text:p>
          </table:table-cell>
          <table:table-cell office:value-type="string" calcext:value-type="string">
            <text:p>Biscuit</text:p>
          </table:table-cell>
          <table:table-cell office:value-type="string" calcext:value-type="string">
            <text:p>Popcorn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number-columns-repeated="3" office:value-type="string" calcext:value-type="string">
            <text:p>CHOICE001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HOICE001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Thank you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ave a nice day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Uah... Uh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Are you okay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Huh? My... My head hurts a bit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t is for you I do this Alice... For you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Frighten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Professo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Professor? Professor wh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I... I don't know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Confused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I really thought I heard something..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 don't... I dind't say anything... I think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It is for your own bes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Confused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You're right... I probably just imagined it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m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Greeting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Um, anyway... Yo, my name is Tohi Inarashi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LEAR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oh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But you can call me Tohi! Nice to meet you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Tohai? Tohey? Tohy...? 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o... hi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Hi! I'm Alice! Nice to meet you too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orry for that... I'm just having this terrible headache... It makes me feel a bit ill..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Tohi</text:p>
          </table:table-cell>
          <table:table-cell office:value-type="string" calcext:value-type="string">
            <text:p>Well, that's just normal... We've been travelling for a couple of hours now as well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think anyone can go crazy after this much bus.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Especially when you know that you're headed towards *that place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hi</text:p>
          </table:table-cell>
          <table:table-cell office:value-type="string" calcext:value-type="string">
            <text:p>Oh yeah, speaking of that... Why are you taking the bus to Devvill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Devville isn't really the place people usually go to for their 'great summer-adventures'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Heh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owever I suppose in this weather it wouldn't really matter wherever you went would it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go there every summer though, but only because I have to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Anyway, I don't think I've seen you here befor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ually, I spend my summers together with my family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d... Mom... and I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ut this time it turned out a bit differently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hey're too busy working to take care of me, so they had to send me to some relative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me old uncle I've never met... He seems really boring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miss mom already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What's his nam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know most of the people in the town... Maybe I can tell you something about him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Uncertai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 don't know...Or well, I don't remember..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hy would I care about some stupid old man's name when my own family just sends me away...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y own family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ohi</text:p>
          </table:table-cell>
          <table:table-cell office:value-type="string" calcext:value-type="string">
            <text:p>Well, there aren't that many people living in Devville, though most of them tend to be old fishermen drinking beer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Grea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There is a library too, with a really nice librarian though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And there's a cool laboratory in the forest if you dare to walk there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, technically, you're not allowed to go there... But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Heh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 can really recommend it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ve never been on the inside though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Hey, I have an idea. Won't you come with me?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would be so much fun to do it together!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here aren't many kids in Devville, and the only one's who're there are really weird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 I never have anyone to play with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000-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But what do you say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Forbidden..?</text:p>
          </table:table-cell>
          <table:table-cell office:value-type="string" calcext:value-type="string">
            <text:p>I think I'll pass...</text:p>
          </table:table-cell>
          <table:table-cell office:value-type="string" calcext:value-type="string">
            <text:p>Yeah, sure!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DN000-000-3-FORBIDDE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ID</text:p>
          </table:table-cell>
          <table:table-cell office:value-type="string" calcext:value-type="string">
            <text:p>DN000-000-3-FORBID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Well, yeah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ut it's not like it's dangerous or something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've been there many times, and it even appears like the place Is abandoned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000-3-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3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But what do you say...? It would be really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I think I'll pass...</text:p>
          </table:table-cell>
          <table:table-cell office:value-type="string" calcext:value-type="string">
            <text:p>Yeah, sure!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EST000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rMagicDev</text:p>
          </table:table-cell>
          <table:table-cell office:value-type="string" calcext:value-type="string">
            <text:p>Hello, plese choose now dear machine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TESTCHOICE</text:p>
          </table:table-cell>
          <table:table-cell table:number-columns-repeated="2"/>
          <table:table-cell table:number-columns-repeated="2" office:value-type="string" calcext:value-type="string">
            <text:p>DN000-000-3-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You need to move the 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Huh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The bal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'm sorry, I don't know what you're say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Bal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Ball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Yes! The ball!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What should I do with the ball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3" table:number-rows-repeated="10482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</calcext:conditional-format>
          <calcext:conditional-format calcext:target-range-address="Sheet1.I1:Sheet1.I1048576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</calcext:conditional-format>
          <calcext:conditional-format calcext:target-range-address="Sheet1.J1:Sheet1.J1048576">
            <calcext:condition calcext:apply-style-name="ID Start" calcext:value="formula-is([.$A1]=&quot;ID&quot;)" calcext:base-cell-address="Sheet1.J1"/>
            <calcext:condition calcext:apply-style-name="ID End" calcext:value="formula-is([.$A1]=&quot;END&quot;)" calcext:base-cell-address="Sheet1.J1"/>
            <calcext:condition calcext:apply-style-name="Standard Outline" calcext:value="=&quot;&quot;" calcext:base-cell-address="Sheet1.J1"/>
          </calcext:conditional-format>
          <calcext:conditional-format calcext:target-range-address="Sheet1.B1:Sheet1.B1048576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  <calcext:condition calcext:apply-style-name="TRIGGER" calcext:value="formula-is([.$A1]=&quot;TRIGGER&quot;)" calcext:base-cell-address="Sheet1.B1"/>
          </calcext:conditional-format>
          <calcext:conditional-format calcext:target-range-address="Sheet1.D2:Sheet1.D1048576">
            <calcext:condition calcext:apply-style-name="ID Start" calcext:value="formula-is([.$A2]=&quot;ID&quot;)" calcext:base-cell-address="Sheet1.D2"/>
            <calcext:condition calcext:apply-style-name="ID End" calcext:value="formula-is([.$A2]=&quot;END&quot;)" calcext:base-cell-address="Sheet1.D2"/>
          </calcext:conditional-format>
          <calcext:conditional-format calcext:target-range-address="Sheet1.D1:Sheet1.D1048576">
            <calcext:color-scale>
              <calcext:color-scale-entry calcext:value="8" calcext:type="number" calcext:color="#ed1c24"/>
              <calcext:color-scale-entry calcext:value="30" calcext:type="number" calcext:color="#65c295"/>
              <calcext:color-scale-entry calcext:value="50" calcext:type="number" calcext:color="#f58220"/>
            </calcext:color-scale>
          </calcext:conditional-format>
          <calcext:conditional-format calcext:target-range-address="Sheet1.A2:Sheet1.A1048576">
            <calcext:condition calcext:apply-style-name="ID Start" calcext:value="formula-is([.$A2]=&quot;ID&quot;)" calcext:base-cell-address="Sheet1.A2"/>
            <calcext:condition calcext:apply-style-name="ID End" calcext:value="formula-is([.$A2]=&quot;END&quot;)" calcext:base-cell-address="Sheet1.A2"/>
            <calcext:condition calcext:apply-style-name="TRIGGER" calcext:value="formula-is([.$A2]=&quot;TRIGGER&quot;)" calcext:base-cell-address="Sheet1.A2"/>
            <calcext:condition calcext:apply-style-name="Alice" calcext:value="=&quot;Alice&quot;" calcext:base-cell-address="Sheet1.A2"/>
            <calcext:condition calcext:apply-style-name="Story" calcext:value="=&quot;Story&quot;" calcext:base-cell-address="Sheet1.A2"/>
            <calcext:condition calcext:apply-style-name="Unknown" calcext:value="=&quot;Unknown&quot;" calcext:base-cell-address="Sheet1.A2"/>
            <calcext:condition calcext:apply-style-name="Inarashi" calcext:value="=&quot;Tohi&quot;" calcext:base-cell-address="Sheet1.A2"/>
            <calcext:condition calcext:apply-style-name="Unknown" calcext:value="formula-is(NOT(ISBLANK([.$A2])))" calcext:base-cell-address="Sheet1.A2"/>
          </calcext:conditional-format>
          <calcext:conditional-format calcext:target-range-address="Sheet1.E2:Sheet1.E1048576">
            <calcext:condition calcext:apply-style-name="ID Start" calcext:value="formula-is([.$A2]=&quot;ID&quot;)" calcext:base-cell-address="Sheet1.E2"/>
            <calcext:condition calcext:apply-style-name="ID End" calcext:value="formula-is([.$A2]=&quot;END&quot;)" calcext:base-cell-address="Sheet1.E2"/>
            <calcext:condition calcext:apply-style-name="TRIGGER" calcext:value="formula-is(NOT(ISBLANK([.$E2])))" calcext:base-cell-address="Sheet1.E2"/>
          </calcext:conditional-format>
          <calcext:conditional-format calcext:target-range-address="Sheet1.F1:Sheet1.F1">
            <calcext:condition calcext:apply-style-name="ID Start" calcext:value="formula-is([.$A1]=&quot;ID&quot;)" calcext:base-cell-address="Sheet1.F1"/>
            <calcext:condition calcext:apply-style-name="ID End" calcext:value="formula-is([.$A1]=&quot;END&quot;)" calcext:base-cell-address="Sheet1.F1"/>
          </calcext:conditional-format>
          <calcext:conditional-format calcext:target-range-address="Sheet1.F2:Sheet1.F1048576">
            <calcext:condition calcext:apply-style-name="ID Start" calcext:value="formula-is([.$A2]=&quot;ID&quot;)" calcext:base-cell-address="Sheet1.F2"/>
            <calcext:condition calcext:apply-style-name="ID End" calcext:value="formula-is([.$A2]=&quot;END&quot;)" calcext:base-cell-address="Sheet1.F2"/>
            <calcext:condition calcext:apply-style-name="TRIGGER" calcext:value="formula-is(NOT(ISBLANK([.$F2])))" calcext:base-cell-address="Sheet1.F2"/>
          </calcext:conditional-format>
          <calcext:conditional-format calcext:target-range-address="Sheet1.G2:Sheet1.G1048576">
            <calcext:condition calcext:apply-style-name="ID Start" calcext:value="formula-is([.$A1]=&quot;ID&quot;)" calcext:base-cell-address="Sheet1.G1"/>
            <calcext:condition calcext:apply-style-name="ID End" calcext:value="formula-is([.$A1]=&quot;END&quot;)" calcext:base-cell-address="Sheet1.G1"/>
            <calcext:condition calcext:apply-style-name="TRIGGER" calcext:value="formula-is(NOT(ISBLANK([.$G1])))" calcext:base-cell-address="Sheet1.G1"/>
          </calcext:conditional-format>
          <calcext:conditional-format calcext:target-range-address="Sheet1.H2:Sheet1.H1048576">
            <calcext:condition calcext:apply-style-name="ID Start" calcext:value="formula-is([.$A2]=&quot;ID&quot;)" calcext:base-cell-address="Sheet1.H2"/>
            <calcext:condition calcext:apply-style-name="ID End" calcext:value="formula-is([.$A2]=&quot;END&quot;)" calcext:base-cell-address="Sheet1.H2"/>
            <calcext:condition calcext:apply-style-name="TRIGGER" calcext:value="formula-is(NOT(ISBLANK([.$H2])))" calcext:base-cell-address="Shee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/>
    <style:font-face style:name="Roboto light" svg:font-family="'Roboto light'"/>
    <style:font-face style:name="Roboto light1" svg:font-family="'Roboto light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loext:vertical-justify="auto"/>
      <style:paragraph-properties css3t:text-justify="auto"/>
      <style:text-properties style:font-name="Roboto light1" fo:font-family="'Roboto light'" style:font-style-name="Regular" fo:font-size="15pt" style:font-name-asian="Microsoft YaHei" style:font-family-asian="'Microsoft YaHei'" style:font-family-generic-asian="system" style:font-pitch-asian="variable" style:font-size-asian="16pt" style:language-asian="ja" style:country-asian="JP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ice_20_Colours" style:display-name="Alice Colours" style:family="table-cell" style:parent-style-name="Default"/>
    <style:style style:name="Standard_20_Outline" style:display-name="Standard Outline" style:family="table-cell" style:parent-style-name="Alice_20_Colours">
      <style:table-cell-properties fo:background-color="#a3238e" loext:vertical-justify="auto"/>
      <style:paragraph-properties css3t:text-justify="auto"/>
      <style:text-properties fo:color="#eeeeee" style:font-name="Roboto" fo:font-family="Roboto" style:font-style-name="Regular" style:font-size-asian="14pt"/>
    </style:style>
    <style:style style:name="ID_20_Start" style:display-name="ID Start" style:family="table-cell" style:parent-style-name="Alice_20_Colours">
      <style:table-cell-properties fo:background-color="#680059" style:vertical-align="middle" loext:vertical-justify="auto"/>
      <style:paragraph-properties css3t:text-justify="auto"/>
      <style:text-properties fo:color="#eeeeee" style:font-name="Roboto" fo:font-family="Roboto" style:font-style-name="Regular"/>
    </style:style>
    <style:style style:name="ID_20_End" style:display-name="ID End" style:family="table-cell" style:parent-style-name="Alice_20_Colours">
      <style:table-cell-properties fo:background-color="#f04e4d" style:vertical-align="middle" loext:vertical-justify="auto"/>
      <style:paragraph-properties css3t:text-justify="auto"/>
    </style:style>
    <style:style style:name="TRIGGER" style:family="table-cell" style:parent-style-name="Alice_20_Colours">
      <style:table-cell-properties fo:background-color="#00b6bd" style:vertical-align="middle" loext:vertical-justify="auto"/>
      <style:paragraph-properties css3t:text-justify="auto"/>
    </style:style>
    <style:style style:name="Alice" style:family="table-cell" style:parent-style-name="Alice_20_Colours">
      <style:table-cell-properties fo:background-color="#f7a19a"/>
    </style:style>
    <style:style style:name="Story" style:family="table-cell" style:parent-style-name="Alice_20_Colours">
      <style:table-cell-properties fo:background-color="#c7a0cb"/>
    </style:style>
    <style:style style:name="Unknown" style:family="table-cell" style:parent-style-name="Alice_20_Colours">
      <style:table-cell-properties fo:background-color="#fff9ae"/>
    </style:style>
    <style:style style:name="Inarashi" style:family="table-cell" style:parent-style-name="Alice_20_Colours">
      <style:table-cell-properties fo:background-color="#89c765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9:00:30.121000000</meta:creation-date>
    <dc:date>2018-01-20T10:40:34.461000000</dc:date>
    <meta:editing-duration>PT24M8S</meta:editing-duration>
    <meta:editing-cycles>4</meta:editing-cycles>
    <meta:generator>LibreOffice/5.4.4.2$Windows_X86_64 LibreOffice_project/2524958677847fb3bb44820e40380acbe820f960</meta:generator>
    <meta:document-statistic meta:table-count="1" meta:cell-count="562" meta:object-count="0"/>
  </office:meta>
</office:document-meta>
</file>